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2pt" style:font-size-asian="22pt" style:font-size-complex="22pt"/>
    </style:style>
    <style:style style:name="P2" style:parent-style-name="Normal" style:family="paragraph">
      <style:paragraph-properties fo:text-align="center"/>
      <style:text-properties fo:font-size="22pt" style:font-size-asian="22pt" style:font-size-complex="22pt"/>
    </style:style>
    <style:style style:name="P3" style:parent-style-name="Normal" style:family="paragraph">
      <style:paragraph-properties fo:text-align="center"/>
      <style:text-properties fo:font-size="22pt" style:font-size-asian="22pt" style:font-size-complex="22pt"/>
    </style:style>
    <style:style style:name="P4" style:parent-style-name="ListParagraph" style:list-style-name="LFO1" style:family="paragraph">
      <style:text-properties fo:font-size="12pt" style:font-size-asian="12pt" style:font-size-complex="12pt"/>
    </style:style>
    <style:style style:name="P5" style:parent-style-name="ListParagraph" style:list-style-name="LFO1" style:family="paragraph">
      <style:text-properties fo:font-size="12pt" style:font-size-asian="12pt" style:font-size-complex="12pt"/>
    </style:style>
    <style:style style:name="P6" style:parent-style-name="ListParagraph" style:list-style-name="LFO1" style:family="paragraph">
      <style:text-properties fo:font-size="12pt" style:font-size-asian="12pt" style:font-size-complex="12pt"/>
    </style:style>
    <style:style style:name="P7" style:parent-style-name="ListParagraph" style:list-style-name="LFO1" style:family="paragraph">
      <style:text-properties fo:font-size="12pt" style:font-size-asian="12pt" style:font-size-complex="12pt"/>
    </style:style>
    <style:style style:name="P8" style:parent-style-name="ListParagraph" style:list-style-name="LFO1" style:family="paragraph"/>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fo:font-size="12pt" style:font-size-asian="12pt" style:font-size-complex="12pt"/>
    </style:style>
  </office:automatic-styles>
  <office:body>
    <office:text text:use-soft-page-breaks="true">
      <text:p text:style-name="P1">Creative Coding 2<text:s/>“Charts CA”</text:p>
      <text:p text:style-name="P2"/>
      <text:p text:style-name="P3"/>
      <text:list text:style-name="LFO1" text:continue-numbering="true">
        <text:list-item>
          <text:p text:style-name="P4">Map(): This function is the first time we use it in this course, the official definition is that map() re-maps a number from one range to another, this means that with the syntax: “map(value, start1, stop1, start2, stop2, [withinBounds] )” you get the first two ranges<text:s/>of the value you want to change, start1 and stop1 and change them for start2 and stop2, you have the option to use the term withinBounds that is a Boolean to<text:s/>constrain the value to the newly mapped range.</text:p>
        </text:list-item>
        <text:list-item>
          <text:p text:style-name="P5">Translate(): This function is as simple as the translation of an object from one point to other<text:s/>with an official definition of: Translate() specifies an amount to displace objects within the display window. The x parameter specifies left/right translation, the y parameter specifies up/down translation. The syntax is:<text:s/>translate(x, y, [z]), knowing “x” as the number of the left/right translation, “y” as the number of the up/down translation and the optional number “z” as the forward/backward translation.</text:p>
        </text:list-item>
        <text:list-item>
          <text:p text:style-name="P6">Push() and pop(): This function is new for us as well, the simple definition would be that<text:s/>you can write code before it but when you type push(), the code in the middle before type pop() will change, once pop() is written the code return to the first parameters. The official definition is:<text:s/><text:s/>The push() function saves the current drawing style settings and transformations, while pop() restores these settings.<text:s/>The syntax for this function is: push() … pop().</text:p>
        </text:list-item>
        <text:list-item>
          <text:p text:style-name="P7">This.variable: This point is referring to the fact of declare a variable, give it a value and then implement it into a function, the perfect example is what I used in my code: “this.chartWidth”, first I declared it and gave<text:s/>it<text:s/>a value<text:s/>I wanted<text:s/>my chartWidth<text:s/>to have, then whenever I wanted to move something in or around my chart I just used this method, for example when I was doing the legend of a chart and I wanted to put it in the middle top of my chart I used “this.chartWidth/2” to make it, very useful method to move objects easily, with loads of more options as well.</text:p>
        </text:list-item>
        <text:list-item>
          <text:p text:style-name="P8"><text:span text:style-name="T9">For loops: Is no the first time we use a for loop in this year, but this time we gave it a different way to use it</text:span><text:span text:style-name="T10">, for example, in this project when wanted to create the bars for a bar chart instead of just coding it in the draw function, we created a new function called drawRects() and the we created a for loop inside it</text:span><text:span text:style-name="T11">, the thing is in this loop when we wanted to give it the amount of times we wanted to loop it we wrote:<text:s/></text:span><text:span text:style-name="T12">this.data.length</text:span><text:span text:style-name="T13">, this means that in my sketch file the array of objects I called data is gonna be taken the length of it to draw the bars that same amount of times, this is very useful and easy to make the bar chart responsiv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an Navio Nunez (Student)</meta:initial-creator>
    <dc:creator>Juan Navio Nunez (Student)</dc:creator>
    <meta:creation-date>2022-03-08T22:27:00Z</meta:creation-date>
    <dc:date>2022-03-08T23:25:00Z</dc:date>
    <meta:template xlink:href="Normal" xlink:type="simple"/>
    <meta:editing-cycles>1</meta:editing-cycles>
    <meta:editing-duration>PT3480S</meta:editing-duration>
    <meta:document-statistic meta:page-count="1" meta:paragraph-count="5" meta:word-count="404" meta:character-count="2704" meta:row-count="19" meta:non-whitespace-character-count="2305"/>
  </office:meta>
</office:document-meta>
</file>